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4000000501CB6EBB2.png" manifest:media-type="image/png"/>
  <manifest:file-entry manifest:full-path="Pictures/1000000000000AA70000014DFF53CB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988cm" table:align="left"/>
    </style:style>
    <style:style style:name="Tabla1.A" style:family="table-column">
      <style:table-column-properties style:column-width="4.233cm"/>
    </style:style>
    <style:style style:name="Tabla1.B" style:family="table-column">
      <style:table-column-properties style:column-width="7.9cm"/>
    </style:style>
    <style:style style:name="Tabla1.C" style:family="table-column">
      <style:table-column-properties style:column-width="3.854cm"/>
    </style:style>
    <style:style style:name="Tabla1.1" style:family="table-row">
      <style:table-row-properties style:min-row-height="0.453cm"/>
    </style:style>
    <style:style style:name="Tabla1.A1" style:family="table-cell">
      <style:table-cell-properties fo:background-color="transparent" fo:padding="0cm" fo:border="none">
        <style:background-image/>
      </style:table-cell-properties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10.696cm"/>
    </style:style>
    <style:style style:name="Tabla2.B" style:family="table-column">
      <style:table-column-properties style:column-width="5.311cm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6.027cm" fo:margin-left="0cm" table:align="left"/>
    </style:style>
    <style:style style:name="Tabla3.A" style:family="table-column">
      <style:table-column-properties style:column-width="10.696cm"/>
    </style:style>
    <style:style style:name="Tabla3.B" style:family="table-column">
      <style:table-column-properties style:column-width="5.33cm"/>
    </style:style>
    <style:style style:name="Tabla3.1" style:family="table-row">
      <style:table-row-properties style:min-row-height="0.011cm"/>
    </style:style>
    <style:style style:name="Tabla3.A1" style:family="table-cell">
      <style:table-cell-properties style:vertical-align="" fo:padding="0cm" fo:border="none"/>
    </style:style>
    <style:style style:name="Tabla6" style:family="table">
      <style:table-properties style:width="16cm" table:align="margins" style:may-break-between-rows="false"/>
    </style:style>
    <style:style style:name="Tabla6.A" style:family="table-column">
      <style:table-column-properties style:column-width="16cm" style:rel-column-width="65535*"/>
    </style:style>
    <style:style style:name="Tabla6.1" style:family="table-row">
      <style:table-row-properties style:row-height="0.889cm"/>
    </style:style>
    <style:style style:name="Tabla4" style:family="table">
      <style:table-properties style:width="16cm" table:align="margins" style:may-break-between-rows="false"/>
    </style:style>
    <style:style style:name="Tabla4.A" style:family="table-column">
      <style:table-column-properties style:column-width="16cm" style:rel-column-width="65535*"/>
    </style:style>
    <style:style style:name="Tabla4.1" style:family="table-row">
      <style:table-row-properties style:row-height="0.889cm"/>
    </style:style>
    <style:style style:name="Tabla7" style:family="table">
      <style:table-properties style:width="16.007cm" fo:margin-left="0cm" table:align="left" style:may-break-between-rows="false"/>
    </style:style>
    <style:style style:name="Tabla7.A" style:family="table-column">
      <style:table-column-properties style:column-width="16.007cm"/>
    </style:style>
    <style:style style:name="Tabla7.1" style:family="table-row">
      <style:table-row-properties style:row-height="0.889cm"/>
    </style:style>
    <style:style style:name="Tabla7.A1" style:family="table-cell">
      <style:table-cell-properties fo:padding="0cm" fo:border="none"/>
    </style:style>
    <style:style style:name="Tabla5" style:family="table">
      <style:table-properties style:width="16cm" table:align="margins" style:may-break-between-rows="false"/>
    </style:style>
    <style:style style:name="Tabla5.A" style:family="table-column">
      <style:table-column-properties style:column-width="7.999cm" style:rel-column-width="32767*"/>
    </style:style>
    <style:style style:name="Tabla5.B" style:family="table-column">
      <style:table-column-properties style:column-width="8.001cm" style:rel-column-width="32768*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es" fo:country="ES" style:font-size-asian="10.5pt"/>
    </style:style>
    <style:style style:name="P5" style:family="paragraph" style:parent-style-name="Standard">
      <style:paragraph-properties>
        <style:tab-stops>
          <style:tab-stop style:position="8.788cm"/>
        </style:tab-stops>
      </style:paragraph-properties>
      <style:text-properties fo:language="es" fo:country="ES" style:font-size-asian="10.5pt"/>
    </style:style>
    <style:style style:name="P6" style:family="paragraph" style:parent-style-name="Standard">
      <style:paragraph-properties fo:text-align="start" style:justify-single-word="false"/>
      <style:text-properties fo:language="es" fo:country="ES" style:font-size-asian="10.5pt"/>
    </style:style>
    <style:style style:name="P7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es" fo:country="ES" style:font-size-asian="10.5pt"/>
    </style:style>
    <style:style style:name="P8" style:family="paragraph" style:parent-style-name="Standard">
      <style:paragraph-properties fo:text-align="center" style:justify-single-word="false"/>
      <style:text-properties fo:language="es" fo:country="ES" style:font-size-asian="10.5pt"/>
    </style:style>
    <style:style style:name="P9" style:family="paragraph" style:parent-style-name="Standard">
      <style:paragraph-properties fo:text-align="start" style:justify-single-word="false"/>
      <style:text-properties fo:language="es" fo:country="ES" fo:font-weight="normal" style:font-size-asian="10.5pt" style:font-weight-asian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es" fo:country="ES" fo:font-weight="normal" style:font-size-asian="10.5p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s" fo:country="ES" fo:font-weight="normal" officeooo:paragraph-rsid="00132e22" style:font-size-asian="10.5pt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language="es" fo:country="ES" fo:font-weight="normal" style:font-size-asian="10.5pt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language="es" fo:country="ES" fo:font-weight="bold" style:font-size-asian="10.5pt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es" fo:country="ES" fo:font-weight="bold" officeooo:paragraph-rsid="000b986b" style:font-size-asian="10.5pt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es" fo:country="ES" fo:font-weight="bold" style:font-size-asian="10.5pt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s" fo:country="ES" fo:font-weight="bold" style:font-size-asian="10.5pt" style:font-weight-asian="bold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8.788cm"/>
        </style:tab-stops>
      </style:paragraph-properties>
      <style:text-properties fo:language="es" fo:country="ES" fo:font-weight="bold" style:font-size-asian="10.5pt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P19" style:family="paragraph" style:parent-style-name="Table_20_Contents">
      <style:text-properties fo:language="es" fo:country="ES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fo:language="es" fo:country="ES" style:font-size-asian="10.5pt"/>
    </style:style>
    <style:style style:name="P21" style:family="paragraph" style:parent-style-name="Table_20_Contents">
      <style:paragraph-properties fo:text-align="start" style:justify-single-word="false"/>
      <style:text-properties fo:language="es" fo:country="ES" style:font-size-asian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e22" style:font-weight-asian="bold" style:font-weight-complex="bold"/>
    </style:style>
    <style:style style:name="T3" style:family="text">
      <style:text-properties fo:font-weight="bold" officeooo:rsid="0018e30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986b" style:font-weight-asian="normal" style:font-weight-complex="normal"/>
    </style:style>
    <style:style style:name="T6" style:family="text">
      <style:text-properties officeooo:rsid="0018e300"/>
    </style:style>
    <style:style style:name="T7" style:family="text">
      <style:text-properties officeooo:rsid="00132e22"/>
    </style:style>
    <style:style style:name="T8" style:family="text">
      <style:text-properties officeooo:rsid="0018ecb1"/>
    </style:style>
    <style:style style:name="T9" style:family="text">
      <style:text-properties officeooo:rsid="001bcde7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.049cm" fo:border-left="0.06pt solid #000000" fo:border-right="0.06pt solid #000000" fo:border-top="none" fo:border-bottom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background-color="transparent" style:background-transparency="100%" fo:padding="0.15cm" fo:border-left="0.06pt solid #000000" fo:border-right="none" fo:border-top="none" fo:border-bottom="none" style:shadow="none" draw:shadow-opacity="100%">
        <style:background-image/>
      </style:graphic-properties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padding="0.15cm" fo:border-left="0.06pt solid #000000" fo:border-right="none" fo:border-top="none" fo:border-bottom="none" style:shadow="none" draw:shadow-opacity="100%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-left="0.06pt solid #000000" fo:border-right="none" fo:border-top="none" fo:border-bottom="none" style:shadow="none" draw:shadow-opacity="100%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Marco1" text:anchor-type="paragraph" svg:width="5.463cm" draw:z-index="0"><draw:text-box fo:min-height="1.258cm"><text:p text:style-name="P1"/><text:p text:style-name="P18">RECLAMACIÓ<text:span text:style-name="T6">N</text:span></text:p><text:p text:style-name="P1"/></draw:text-box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<text:span text:style-name="T1">Referencia:</text:span> [YEAR]/[ID]</text:p>
          </table:table-cell>
          <table:table-cell table:style-name="Tabla1.A1" office:value-type="string">
            <text:p text:style-name="P14"><text:span text:style-name="T6">Atendido por: </text:span><text:span text:style-name="T5">[USER]</text:span></text:p>
          </table:table-cell>
          <table:table-cell table:style-name="Tabla1.A1" office:value-type="string">
            <text:p text:style-name="P12"><text:span text:style-name="T3">Fecha</text:span><text:span text:style-name="T1">:</text:span> [DATE]</text:p>
          </table:table-cell>
        </table:table-row>
      </table:table>
      <text:p text:style-name="P4"/>
      <text:p text:style-name="P9"><draw:frame draw:style-name="fr2" draw:name="Marco2" text:anchor-type="paragraph" svg:width="9.149cm" draw:z-index="1"><draw:text-box fo:min-height="0.55cm"><text:p text:style-name="P3">Da<text:span text:style-name="T6">to</text:span>s del reclamant<text:span text:style-name="T6">e</text:span>:</text:p></draw:text-box></draw:frame></text:p>
      <text:p text:style-name="P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<text:span text:style-name="T6">Nombre</text:span>: <text:span text:style-name="T1">[PETITIONER_NAME] [PETITIONER_SURNAME1] [PETITIONER_SURNAME2]</text:span></text:p>
          </table:table-cell>
          <table:table-cell table:style-name="Tabla2.A1" office:value-type="string">
            <text:p text:style-name="P9">[PETITIONER_COMMON_ID_TYPE]:<text:span text:style-name="T1">[PETITIONER_ID_DOC]</text:span></text:p>
          </table:table-cell>
        </table:table-row>
        <table:table-row>
          <table:table-cell table:style-name="Tabla2.A1" office:value-type="string">
            <text:p text:style-name="P9">Domicili<text:span text:style-name="T6">o</text:span>: <text:span text:style-name="T1">[PETITIONER_ADDRESS]</text:span></text:p>
          </table:table-cell>
          <table:table-cell table:style-name="Tabla2.A1" office:value-type="string">
            <text:p text:style-name="P9">Tel<text:span text:style-name="T6">é</text:span>fon<text:span text:style-name="T6">o</text:span>1: <text:span text:style-name="T1">[PETITIONER_PHONE1]</text:span></text:p>
          </table:table-cell>
        </table:table-row>
        <table:table-row>
          <table:table-cell table:style-name="Tabla2.A1" office:value-type="string">
            <text:p text:style-name="P9">C<text:span text:style-name="T6">ó</text:span>di<text:span text:style-name="T6">go</text:span> Postal: <text:span text:style-name="T1">[PETITIONER_CP]</text:span></text:p>
          </table:table-cell>
          <table:table-cell table:style-name="Tabla2.A1" office:value-type="string">
            <text:p text:style-name="P9">Tel<text:span text:style-name="T6">é</text:span>fon<text:span text:style-name="T6">o</text:span>2: <text:span text:style-name="T1">[PETITIONER_PHONE2]</text:span></text:p>
          </table:table-cell>
        </table:table-row>
        <table:table-row>
          <table:table-cell table:style-name="Tabla2.A1" office:value-type="string">
            <text:p text:style-name="P9">Locali<text:span text:style-name="T6">d</text:span>a<text:span text:style-name="T6">d</text:span>: <text:span text:style-name="T1">[PETITIONER_TOWN]</text:span></text:p>
          </table:table-cell>
          <table:table-cell table:style-name="Tabla2.A1" office:value-type="string">
            <text:p text:style-name="P9">Corre<text:span text:style-name="T6">o</text:span>-e: <text:span text:style-name="T1">[PETITIONER_EMAIL]</text:span></text:p>
          </table:table-cell>
        </table:table-row>
        <table:table-row>
          <table:table-cell table:style-name="Tabla2.A1" office:value-type="string">
            <text:p text:style-name="P9">Provinci<text:span text:style-name="T6">a</text:span>: <text:span text:style-name="T1">[PETITIONER_PROVINCE]</text:span></text:p>
          </table:table-cell>
          <table:table-cell table:style-name="Tabla2.A1" office:value-type="string">
            <text:p text:style-name="P4"/>
          </table:table-cell>
        </table:table-row>
      </table:table>
      <text:p text:style-name="P9"/>
      <text:p text:style-name="P15"><draw:frame draw:style-name="fr3" draw:name="Marco3" text:anchor-type="paragraph" svg:width="9.49cm" draw:z-index="5"><draw:text-box fo:min-height="0.55cm"><text:p text:style-name="P3">Da<text:span text:style-name="T6">to</text:span>s de l<text:span text:style-name="T6">a </text:span>activi<text:span text:style-name="T6">d</text:span>a<text:span text:style-name="T6">d</text:span> empresarial:</text:p></draw:text-box></draw:frame></text:p>
      <text:p text:style-name="P1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">Ra<text:span text:style-name="T6">z</text:span>ó<text:span text:style-name="T6">n</text:span> social: <text:span text:style-name="T1">[RECLAIMED_SOCIAL_NAME]</text:span></text:p>
          </table:table-cell>
          <table:table-cell table:style-name="Tabla3.A1" office:value-type="string">
            <text:p text:style-name="P4"><text:span text:style-name="T4">[RECLAIMED_COMMON_ID_TYPE]</text:span>:<text:span text:style-name="T1">[RECLAIMED_ID_DOC]</text:span></text:p>
          </table:table-cell>
        </table:table-row>
        <table:table-row table:style-name="Tabla3.1">
          <table:table-cell table:style-name="Tabla3.A1" office:value-type="string">
            <text:p text:style-name="P11"><text:span text:style-name="T7">Nombre comercial: </text:span><text:span text:style-name="T2">[RECLAIMED_COMERCIAL_NAME]</text:span></text:p>
          </table:table-cell>
          <table:table-cell table:style-name="Tabla3.A1" office:value-type="string">
            <text:p text:style-name="P4">Tel<text:span text:style-name="T6">é</text:span>fon<text:span text:style-name="T6">o</text:span>1: <text:span text:style-name="T1">[RECLAIMED_PHONE1]</text:span></text:p>
          </table:table-cell>
        </table:table-row>
        <table:table-row table:style-name="Tabla3.1">
          <table:table-cell table:style-name="Tabla3.A1" office:value-type="string">
            <text:p text:style-name="P6">Domicili<text:span text:style-name="T6">o</text:span>: <text:span text:style-name="T1">[RECLAIMED_ADDRESS]</text:span></text:p>
          </table:table-cell>
          <table:table-cell table:style-name="Tabla3.A1" office:value-type="string">
            <text:p text:style-name="P4">Tel<text:span text:style-name="T6">é</text:span>fon<text:span text:style-name="T6">o</text:span>2: <text:span text:style-name="T1">[RECLAIMED_PHONE2]</text:span></text:p>
          </table:table-cell>
        </table:table-row>
        <table:table-row table:style-name="Tabla3.1">
          <table:table-cell table:style-name="Tabla3.A1" office:value-type="string">
            <text:p text:style-name="P6"><text:span text:style-name="T6">Código</text:span> Postal: <text:span text:style-name="T1">[RECLAIMED_CP]</text:span></text:p>
          </table:table-cell>
          <table:table-cell table:style-name="Tabla3.A1" office:value-type="string">
            <text:p text:style-name="P4">Corre<text:span text:style-name="T6">o</text:span>-e: <text:span text:style-name="T1">[RECLAIMED_EMAIL]</text:span></text:p>
          </table:table-cell>
        </table:table-row>
        <table:table-row table:style-name="Tabla3.1">
          <table:table-cell table:style-name="Tabla3.A1" office:value-type="string">
            <text:p text:style-name="P9">Locali<text:span text:style-name="T6">d</text:span>a<text:span text:style-name="T6">d</text:span>: <text:span text:style-name="T1">[RECLAIMED_TOWN]</text:span></text:p>
          </table:table-cell>
          <table:table-cell table:style-name="Tabla3.A1" office:value-type="string">
            <text:p text:style-name="P4">Fax: <text:span text:style-name="T1">[RECLAIMED_FAX]</text:span></text:p>
          </table:table-cell>
        </table:table-row>
        <table:table-row table:style-name="Tabla3.1">
          <table:table-cell table:style-name="Tabla3.A1" office:value-type="string">
            <text:p text:style-name="P9">Prov<text:span text:style-name="T6">i</text:span>ncia: <text:span text:style-name="T1">[RECLAIMED_PROVINCE]</text:span></text:p>
          </table:table-cell>
          <table:table-cell table:style-name="Tabla3.A1" office:value-type="string">
            <text:p text:style-name="P4"/>
          </table:table-cell>
        </table:table-row>
      </table:table>
      <text:p text:style-name="P9"/>
      <table:table table:name="Tabla6" table:style-name="Tabla6">
        <table:table-column table:style-name="Tabla6.A"/>
        <table:table-row table:style-name="Tabla6.1">
          <table:table-cell office:value-type="string">
            <text:p text:style-name="P19"><draw:frame draw:style-name="fr4" draw:name="Marco5" text:anchor-type="paragraph" svg:x="0.24cm" svg:y="0.071cm" svg:width="6.451cm" draw:z-index="2"><draw:text-box fo:min-height="0.55cm"><text:p text:style-name="P3">Exposició<text:span text:style-name="T6">n</text:span> de l<text:span text:style-name="T6">o</text:span>s <text:span text:style-name="T6">hechos</text:span>:</text:p></draw:text-box></draw:frame></text:p>
          </table:table-cell>
        </table:table-row>
        <table:table-row>
          <table:table-cell office:value-type="string">
            <text:p text:style-name="P17">[FACTS]</text:p>
          </table:table-cell>
        </table:table-row>
      </table:table>
      <text:p text:style-name="P7"/>
      <table:table table:name="Tabla4" table:style-name="Tabla4">
        <table:table-column table:style-name="Tabla4.A"/>
        <table:table-row table:style-name="Tabla4.1">
          <table:table-cell office:value-type="string">
            <text:p text:style-name="P20"><draw:frame draw:style-name="fr4" draw:name="Marco6" text:anchor-type="paragraph" svg:x="0.238cm" svg:y="0.067cm" svg:width="3.829cm" draw:z-index="3"><draw:text-box fo:min-height="0.55cm"><text:p text:style-name="P2">Pretensió<text:span text:style-name="T6">n</text:span>:</text:p></draw:text-box></draw:frame></text:p>
          </table:table-cell>
        </table:table-row>
        <table:table-row>
          <table:table-cell office:value-type="string">
            <text:p text:style-name="P16">[PRETENSIONS]</text:p>
          </table:table-cell>
        </table:table-row>
      </table:table>
      <text:p text:style-name="P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1"><draw:frame draw:style-name="fr4" draw:name="Marco4" text:anchor-type="paragraph" svg:x="0.24cm" svg:y="0.071cm" svg:width="7.34cm" draw:z-index="4"><draw:text-box fo:min-height="0.55cm"><text:p text:style-name="P2">Documentació<text:span text:style-name="T6">n</text:span> aportada:</text:p></draw:text-box></draw:frame></text:p>
          </table:table-cell>
        </table:table-row>
        <table:table-row>
          <table:table-cell table:style-name="Tabla7.A1" office:value-type="string">
            <text:p text:style-name="P15">[DOCUMENTS]</text:p>
          </table:table-cell>
        </table:table-row>
      </table:table>
      <text:p text:style-name="P4"><text:soft-page-break/></text:p>
      <text:p text:style-name="P4"/>
      <text:p text:style-name="P4"/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3">El/<text:span text:style-name="T9">La</text:span> <text:span text:style-name="T8">concejal</text:span> delega<text:span text:style-name="T8">do/a</text:span>,</text:p>
          </table:table-cell>
          <table:table-cell table:style-name="Tabla5.A1" office:value-type="string">
            <text:p text:style-name="P13">El/La reclamant<text:span text:style-name="T8">e</text:span>,</text:p>
          </table:table-cell>
        </table:table-row>
        <table:table-row>
          <table:table-cell table:style-name="Tabla5.A1" office:value-type="string">
            <text:p text:style-name="P8"/>
          </table:table-cell>
          <table:table-cell table:style-name="Tabla5.A1" office:value-type="string">
            <text:p text:style-name="P8"/>
          </table:table-cell>
        </table:table-row>
        <table:table-row>
          <table:table-cell table:style-name="Tabla5.A1" office:value-type="string">
            <text:p text:style-name="P8"/>
          </table:table-cell>
          <table:table-cell table:style-name="Tabla5.A1" office:value-type="string">
            <text:p text:style-name="P8"/>
          </table:table-cell>
        </table:table-row>
        <table:table-row>
          <table:table-cell table:style-name="Tabla5.A1" office:value-type="string">
            <text:p text:style-name="P8"/>
          </table:table-cell>
          <table:table-cell table:style-name="Tabla5.A1" office:value-type="string">
            <text:p text:style-name="P8"/>
          </table:table-cell>
        </table:table-row>
        <table:table-row>
          <table:table-cell table:style-name="Tabla5.A1" office:value-type="string">
            <text:p text:style-name="P8"/>
          </table:table-cell>
          <table:table-cell table:style-name="Tabla5.A1" office:value-type="string">
            <text:p text:style-name="P8"/>
          </table:table-cell>
        </table:table-row>
        <table:table-row>
          <table:table-cell table:style-name="Tabla5.A1" office:value-type="string">
            <text:p text:style-name="P8"/>
          </table:table-cell>
          <table:table-cell table:style-name="Tabla5.A1" office:value-type="string">
            <text:p text:style-name="P8"/>
          </table:table-cell>
        </table:table-row>
        <table:table-row>
          <table:table-cell table:style-name="Tabla5.A1" office:value-type="string">
            <text:p text:style-name="P13">[REGIDOR]</text:p>
          </table:table-cell>
          <table:table-cell table:style-name="Tabla5.A1" office:value-type="string">
            <text:p text:style-name="P13">[PETITIONER_NAME] [PETITIONER_SURNAME1] [PETITIONER_SURNAME2]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1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1.94cm" svg:y="-1.965cm" svg:width="18.994cm" svg:height="2.436cm" draw:z-index="6"><draw:image xlink:href="Pictures/1000000000000AA70000014DFF53CB0F.png" xlink:type="simple" xlink:show="embed" xlink:actuate="onLoad"/></draw:frame></text:p>
      </style:header>
      <style:header-left>
        <text:p text:style-name="Header"><draw:frame draw:style-name="Mfr1" draw:name="Imatge1" text:anchor-type="paragraph" svg:x="-1.94cm" svg:y="-1.965cm" svg:width="18.994cm" svg:height="2.436cm" draw:z-index="7"><draw:image xlink:href="Pictures/1000000000000AA70000014DFF53CB0F.png" xlink:type="simple" xlink:show="embed" xlink:actuate="onLoad"/></draw:frame></text:p>
      </style:header-left>
      <style:footer>
        <text:p text:style-name="Footer"><draw:frame draw:style-name="Mfr1" draw:name="gráficos2" text:anchor-type="paragraph" svg:x="3.33cm" svg:y="0.328cm" svg:width="9.53cm" svg:height="0.99cm" draw:z-index="8"><draw:image xlink:href="Pictures/1000000000000304000000501CB6EBB2.png" xlink:type="simple" xlink:show="embed" xlink:actuate="onLoad"/></draw:frame></text:p>
        <text:p text:style-name="Footer"/>
        <text:p text:style-name="Footer"/>
      </style:footer>
      <style:footer-left>
        <text:p text:style-name="Footer"><draw:frame draw:style-name="Mfr1" draw:name="Imatge2" text:anchor-type="paragraph" svg:x="3.33cm" svg:y="0.328cm" svg:width="9.53cm" svg:height="0.99cm" draw:z-index="9"><draw:image xlink:href="Pictures/1000000000000304000000501CB6EBB2.png" xlink:type="simple" xlink:show="embed" xlink:actuate="onLoad"/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inez</meta:initial-creator>
    <meta:creation-date>2013-08-02T07:35:43</meta:creation-date>
    <dc:date>2014-10-01T08:32:18.096448074</dc:date>
    <meta:editing-duration>PT31M27S</meta:editing-duration>
    <meta:editing-cycles>45</meta:editing-cycles>
    <meta:generator>LibreOffice/4.2.6.3$Linux_X86_64 LibreOffice_project/420m0$Build-3</meta:generator>
    <meta:print-date>2013-08-02T12:38:35.42</meta:print-date>
    <dc:creator>david </dc:creator>
    <meta:document-statistic meta:table-count="7" meta:image-count="4" meta:object-count="0" meta:page-count="2" meta:paragraph-count="36" meta:word-count="79" meta:character-count="998" meta:non-whitespace-character-count="955"/>
  </office:meta>
</office:document-meta>
</file>